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PYZI</text:p>
          </table:table-cell>
          <table:table-cell office:value-type="string" calcext:value-type="string">
            <text:p>Φεβρουάριος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ΑΛΕΥΡΙ ΚΑΙ ΑΛΛΑ ΔΗΜΗΤΡΙΑΚΑ</text:p>
          </table:table-cell>
          <table:table-cell office:value-type="string" calcext:value-type="string">
            <text:p>W%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ΨΩΜΙ</text:p>
          </table:table-cell>
          <table:table-cell office:value-type="string" calcext:value-type="string">
            <text:p>Φεβρουάριος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ΖΥΜΑΡΙΚΑ</text:p>
          </table:table-cell>
          <table:table-cell office:value-type="string" calcext:value-type="string">
            <text:p>Απρίλιος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ΔΗΜΗΤΡΙΑΚΑ ΓΙΑ ΠΡΩΙΝΟ</text:p>
          </table:table-cell>
          <table:table-cell office:value-type="string" calcext:value-type="string">
            <text:p>ΕΤΗΣΙΟΣ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ΨΩΜΙ ΚΑΙ ΔΗΜΗΤΡΙΑΚΑ</text:p>
          </table:table-cell>
          <table:table-cell office:value-type="string" calcext:value-type="string">
            <text:p>Μάρτιος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ΜΟΣΧΑΡΙ</text:p>
          </table:table-cell>
          <table:table-cell office:value-type="string" calcext:value-type="string">
            <text:p>Φεβρουάριος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XOIPINO</text:p>
          </table:table-cell>
          <table:table-cell office:value-type="string" calcext:value-type="string">
            <text:p>Ιούνιος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PNI &amp; KATΣΙΚΙ</text:p>
          </table:table-cell>
          <table:table-cell office:value-type="string" calcext:value-type="string">
            <text:p>ΕΤΗΣΙΟΣ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ΠΟΥΛΕΡΙΚΑ</text:p>
          </table:table-cell>
          <table:table-cell office:value-type="string" calcext:value-type="string">
            <text:p>Μάρτιος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ΛΟΙΠΑ ΕΙΔΗ ΚΡΕΑΤΟΣ</text:p>
          </table:table-cell>
          <table:table-cell office:value-type="string" calcext:value-type="string">
            <text:p>Οκτώβριος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ΨAPIA NΩΠA</text:p>
          </table:table-cell>
          <table:table-cell office:value-type="string" calcext:value-type="string">
            <text:p>Δεκέμβριος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ΨAPIA KATEΨΥΓΜΕΝΑ</text:p>
          </table:table-cell>
          <table:table-cell office:value-type="string" calcext:value-type="string">
            <text:p>Μάιος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ΘΑΛΑΣΣΙΝΑ ΚΑΤΕΨΥΓΜΕΝΑ</text:p>
          </table:table-cell>
          <table:table-cell office:value-type="string" calcext:value-type="string">
            <text:p>Νοέμβριος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ΓΑΛΑ ΝΩΠΟ ΠΛΗΡΕΣ</text:p>
          </table:table-cell>
          <table:table-cell office:value-type="string" calcext:value-type="string">
            <text:p>Οκτώβριος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ΓIAOYPTI</text:p>
          </table:table-cell>
          <table:table-cell office:value-type="string" calcext:value-type="string">
            <text:p>Φεβρουάριος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TYPIA</text:p>
          </table:table-cell>
          <table:table-cell office:value-type="string" calcext:value-type="string">
            <text:p>Σεπτέμβριος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AYΓA</text:p>
          </table:table-cell>
          <table:table-cell office:value-type="string" calcext:value-type="string">
            <text:p>Φεβρουάριος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ΕΛΑΙΟΛΑΔΟ</text:p>
          </table:table-cell>
          <table:table-cell office:value-type="string" calcext:value-type="string">
            <text:p>Μάιος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ΦΡΟΥΤΑ ΝΩΠΑ</text:p>
          </table:table-cell>
          <table:table-cell office:value-type="string" calcext:value-type="string">
            <text:p>Νοέμβριος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ΑΠΟΞΗΡΑΜΕΝΑ ΦΡΟΥΤΑ ΚΑΙ ΞΗΡΟΙ ΚΑΡΠΟΙ</text:p>
          </table:table-cell>
          <table:table-cell office:value-type="string" calcext:value-type="string">
            <text:p>Φεβρουάριος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ΛAXANIKA ΝΩΠΑ</text:p>
          </table:table-cell>
          <table:table-cell office:value-type="string" calcext:value-type="string">
            <text:p>Μάιος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ΛAXANIKA KATEΨΥΓΜΕΝΑ</text:p>
          </table:table-cell>
          <table:table-cell office:value-type="string" calcext:value-type="string">
            <text:p>Μάιος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ΠΑΤΑΤΕΣ</text:p>
          </table:table-cell>
          <table:table-cell office:value-type="string" calcext:value-type="string">
            <text:p>Ιούλιος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ZAXAPH</text:p>
          </table:table-cell>
          <table:table-cell office:value-type="string" calcext:value-type="string">
            <text:p>Ιούνιος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ΑΛΑΤΙ - ΜΠΑΧΑΡΙΚΑ - ΑΡΩΜΑΤΙΚΑ ΦΥΤΑ</text:p>
          </table:table-cell>
          <table:table-cell office:value-type="string" calcext:value-type="string">
            <text:p>Μάρτιος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ΠΑΙΔΙΚΕΣ ΤΡΟΦΕΣ</text:p>
          </table:table-cell>
          <table:table-cell office:value-type="string" calcext:value-type="string">
            <text:p>Σεπτέμβριος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ΚΑΦΕΣ</text:p>
          </table:table-cell>
          <table:table-cell office:value-type="string" calcext:value-type="string">
            <text:p>Μάρτιος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ΟΙΝΟΠΝΕΥΜΑΤΩΔΗ ΠΟΤΑ</text:p>
          </table:table-cell>
          <table:table-cell office:value-type="string" calcext:value-type="string">
            <text:p>Φεβρουάριος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ΚΡΑΣΙΑ</text:p>
          </table:table-cell>
          <table:table-cell office:value-type="string" calcext:value-type="string">
            <text:p>Ιανουάριος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ΑΝΔΡΙΚΑ ΕΙΔΗ ΕΝΔΥΣΗΣ</text:p>
          </table:table-cell>
          <table:table-cell office:value-type="string" calcext:value-type="string">
            <text:p>Μάρτιος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ΓΥΝΑΙΚΕΙΑ ΕΙΔΗ ΕΝΔΥΣΗΣ</text:p>
          </table:table-cell>
          <table:table-cell office:value-type="string" calcext:value-type="string">
            <text:p>Ιανουάριος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ΑΝΔΡΙΚΑ ΥΠΟΔΗΜΑΤΑ</text:p>
          </table:table-cell>
          <table:table-cell office:value-type="string" calcext:value-type="string">
            <text:p>Οκτώβριος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ΓΥΝΑΙΚΕΙΑ ΥΠΟΔΗΜΑΤΑ</text:p>
          </table:table-cell>
          <table:table-cell office:value-type="string" calcext:value-type="string">
            <text:p>Μάιος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OIKIA</text:p>
          </table:table-cell>
          <table:table-cell office:value-type="string" calcext:value-type="string">
            <text:p>Μάιος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ΕΡΓΑΣΙΕΣ ΥΔΡΑΥΛΙΚΟΥ</text:p>
          </table:table-cell>
          <table:table-cell office:value-type="string" calcext:value-type="string">
            <text:p>ΕΤΗΣΙΟΣ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ΕΡΓΑΣΙΕΣ ΗΛΕΚΤΡΟΛΟΓΟΥ</text:p>
          </table:table-cell>
          <table:table-cell office:value-type="string" calcext:value-type="string">
            <text:p>Μάρτιος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ΥΔΡΕΥΣΗ</text:p>
          </table:table-cell>
          <table:table-cell office:value-type="string" calcext:value-type="string">
            <text:p>Ιούνιος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ΔΗΜΟΤΙΚΑ ΤΕΛΗ</text:p>
          </table:table-cell>
          <table:table-cell office:value-type="string" calcext:value-type="string">
            <text:p>Ιούνιος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ΑΠΟΧΕΤΕΥΣΗ</text:p>
          </table:table-cell>
          <table:table-cell office:value-type="string" calcext:value-type="string">
            <text:p>Ιανουάριος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ΥΠΗΡΕΣΙΕΣ ΚΟΙΝΟΧΡΗΣΤΩΝ</text:p>
          </table:table-cell>
          <table:table-cell office:value-type="string" calcext:value-type="string">
            <text:p>Οκτώβριος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ΗΛΕΚΤΡΙΣΜΟΣ</text:p>
          </table:table-cell>
          <table:table-cell office:value-type="string" calcext:value-type="string">
            <text:p>Ιούλιος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ΦΥΣΙΚΟ ΑΕΡΙΟ</text:p>
          </table:table-cell>
          <table:table-cell office:value-type="string" calcext:value-type="string">
            <text:p>Φεβρουάριος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ΥΓPAEPIO</text:p>
          </table:table-cell>
          <table:table-cell office:value-type="string" calcext:value-type="string">
            <text:p>Αύγουστος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ΠΕΤΡΕΛΑΙΟ ΘΕΡΜΑΝΣΗΣ</text:p>
          </table:table-cell>
          <table:table-cell office:value-type="string" calcext:value-type="string">
            <text:p>Μάιος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ΣΤΕΡΕΑ ΚΑΥΣΙΜΑ</text:p>
          </table:table-cell>
          <table:table-cell office:value-type="string" calcext:value-type="string">
            <text:p>Απρίλιος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ΦΥΣΙΚΟ ΑΕΡΙΟ ΚΑΙ ΑΛΛΑ ΚΑΥΣΙΜΑ</text:p>
          </table:table-cell>
          <table:table-cell office:value-type="string" calcext:value-type="string">
            <text:p>Μάρτιος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ΣΤΕΓΑΣΗ</text:p>
          </table:table-cell>
          <table:table-cell office:value-type="string" calcext:value-type="string">
            <text:p>Νοέμβριος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ΕΠΙΠΛΑ</text:p>
          </table:table-cell>
          <table:table-cell office:value-type="string" calcext:value-type="string">
            <text:p>Μάιος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ΣΥΣΚΕΥΕΣ ΘΕΡΜΑΝΣΗΣ - ΚΛΙΜΑΤΙΣΜΟΥ</text:p>
          </table:table-cell>
          <table:table-cell office:value-type="string" calcext:value-type="string">
            <text:p>Ιανουάριος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ΣΙΔΕΡΑ</text:p>
          </table:table-cell>
          <table:table-cell office:value-type="string" calcext:value-type="string">
            <text:p>Σεπτέμβριος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ΦΑΡΜΑΚΕΥΤΙΚΑ ΠΡΟΙΟΝΤΑ</text:p>
          </table:table-cell>
          <table:table-cell office:value-type="string" calcext:value-type="string">
            <text:p>Απρίλιος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ΙΑΤΡΙΚΑ ΠΡΟΙΟΝΤΑ</text:p>
          </table:table-cell>
          <table:table-cell office:value-type="string" calcext:value-type="string">
            <text:p>Ιανουάριος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ΥΠΗΡΕΣΙΕΣ ΓΕΝΙΚΩΝ ΙΑΤΡΩΝ</text:p>
          </table:table-cell>
          <table:table-cell office:value-type="string" calcext:value-type="string">
            <text:p>Απρίλιος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ΥΠΗΡΕΣΙΕΣ ΙΑΤΡΩΝ ΕΙΔΙΚΟΤΗΤΑΣ</text:p>
          </table:table-cell>
          <table:table-cell office:value-type="string" calcext:value-type="string">
            <text:p>Αύγουστος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ΙΑΤΡΙΚΕΣ ΥΠΗΡΕΣΙΕΣ</text:p>
          </table:table-cell>
          <table:table-cell office:value-type="string" calcext:value-type="string">
            <text:p>Ιανουάριος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ΟΔΟΝΤΙΑΤΡΙΚΕΣ ΥΠΗΡΕΣΙΕΣ</text:p>
          </table:table-cell>
          <table:table-cell office:value-type="string" calcext:value-type="string">
            <text:p>Απρίλιος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ΥΠΗΡΕΣΙΕΣ ΙΑΤΡΙΚΩΝ ΕΡΓΑΣΤΗΡΙΩΝ</text:p>
          </table:table-cell>
          <table:table-cell office:value-type="string" calcext:value-type="string">
            <text:p>ΕΤΗΣΙΟΣ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ΠΑΡΑΙΑΤΡΙΚΕΣ ΥΠΗΡΕΣΙΕΣ</text:p>
          </table:table-cell>
          <table:table-cell office:value-type="string" calcext:value-type="string">
            <text:p>Δεκέμβριος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ΝΟΣΟΚΟΜΕΙΑ &amp; ΚΛΙΝΙΚΕΣ</text:p>
          </table:table-cell>
          <table:table-cell office:value-type="string" calcext:value-type="string">
            <text:p>Δεκέμβριος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ΣΟΚΟΜΕΙΑΚΗ ΠΕΡΙΘΑΛΨΗ</text:p>
          </table:table-cell>
          <table:table-cell office:value-type="string" calcext:value-type="string">
            <text:p>Μάρτιος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ΥΓΕΙΑ</text:p>
          </table:table-cell>
          <table:table-cell office:value-type="string" calcext:value-type="string">
            <text:p>Οκτώβριος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AYTOKINHTA ΚΑΙΝΟΥΡΓΙΑ</text:p>
          </table:table-cell>
          <table:table-cell office:value-type="string" calcext:value-type="string">
            <text:p>Νοέμβριος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ΑΓΟΡΑ ΑΥΤΟΚΙΝΗΤΩΝ</text:p>
          </table:table-cell>
          <table:table-cell office:value-type="string" calcext:value-type="string">
            <text:p>W%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ΠΕΤΡΕΛΑΙΟ ΚΙΝΗΣΗΣ</text:p>
          </table:table-cell>
          <table:table-cell office:value-type="string" calcext:value-type="string">
            <text:p>Αύγουστος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ΒΕΝΖΙΝΗ</text:p>
          </table:table-cell>
          <table:table-cell office:value-type="string" calcext:value-type="string">
            <text:p>Ιανουάριος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ΕΠΙΚΟΙΝΩΝΙΕΣ</text:p>
          </table:table-cell>
          <table:table-cell office:value-type="string" calcext:value-type="string">
            <text:p>Δεκέμβριος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ΨΥΧΑΓΩΓΙΚΕΣ ΚΑΙ ΠΟΛΙΤΙΣΤΙΚΕΣ ΥΠΗΡΕΣΙΕΣ</text:p>
          </table:table-cell>
          <table:table-cell office:value-type="string" calcext:value-type="string">
            <text:p>Οκτώβριος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ΠΡΟΣΧΟΛΙΚΗ ΕΚΠΑΙΔΕΥΣΗ</text:p>
          </table:table-cell>
          <table:table-cell office:value-type="string" calcext:value-type="string">
            <text:p>Αύγουστος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ΠΡΩΤΟΒΑΘΜΙΑ ΕΚΠΑΙΔΕΥΣΗ</text:p>
          </table:table-cell>
          <table:table-cell office:value-type="string" calcext:value-type="string">
            <text:p>Οκτώβριος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ΤΡΙΤΟΒΑΘΜΙΑ ΕΚΠΑΙΔΕΥΣΗ</text:p>
          </table:table-cell>
          <table:table-cell office:value-type="string" calcext:value-type="string">
            <text:p>Δεκέμβριος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ΕΚΠΑΙΔΕΥΣΗ</text:p>
          </table:table-cell>
          <table:table-cell office:value-type="string" calcext:value-type="string">
            <text:p>Μάιος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541" calcext:value-type="float">
            <text:p>12541</text:p>
          </table:table-cell>
          <table:table-cell office:value-type="string" calcext:value-type="string">
            <text:p>ΑΣΦΑΛΕΙΑ ΟΧΗΜΑΤΩΝ</text:p>
          </table:table-cell>
          <table:table-cell office:value-type="string" calcext:value-type="string">
            <text:p>Μάρτιος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string" calcext:value-type="string">
            <text:p>ΧΡΕΩΣΕΙΣ ΑΠΟ ΤΡΑΠΕΖΕΣ ΚΑΙ ΤΑΧΥΔΡΟΜΕΙΑ</text:p>
          </table:table-cell>
          <table:table-cell office:value-type="string" calcext:value-type="string">
            <text:p>Ιανουάριος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ΣΤΕΓΑΣΗ</text:p>
          </table:table-cell>
          <table:table-cell office:value-type="string" calcext:value-type="string">
            <text:p>Αύγουστος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ΥΓΕΙΑ</text:p>
          </table:table-cell>
          <table:table-cell office:value-type="string" calcext:value-type="string">
            <text:p>ΕΤΗΣΙΟΣ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TAΦΟΡΕΣ</text:p>
          </table:table-cell>
          <table:table-cell office:value-type="string" calcext:value-type="string">
            <text:p>Φεβρουάριος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ΕΚΠΑΙΔΕΥΣΗ</text:p>
          </table:table-cell>
          <table:table-cell office:value-type="string" calcext:value-type="string">
            <text:p>Οκτώβριος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6:29:04.036750008</meta:creation-date>
    <dc:date>2024-12-31T16:49:37.708187443</dc:date>
    <meta:editing-duration>PT10M21S</meta:editing-duration>
    <meta:editing-cycles>1</meta:editing-cycles>
    <meta:document-statistic meta:table-count="1" meta:cell-count="390" meta:object-count="0"/>
    <meta:generator>LibreOffice/24.2.7.2$Linux_X86_64 LibreOffice_project/420$Build-2</meta:generator>
  </office:meta>
</office:document-meta>
</file>